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text-align="center" style:justify-single-word="false" fo:background-color="#ffffff" style:writing-mode="lr-tb"/>
      <style:text-properties fo:font-variant="normal" fo:text-transform="none" fo:color="#3d85c6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text-align="justify" style:justify-single-word="false" fo:background-color="#ffffff" style:writing-mode="lr-tb"/>
    </style:style>
    <style:style style:name="P3" style:family="paragraph" style:parent-style-name="Text_20_body">
      <loext:graphic-properties draw:fill="solid" draw:fill-color="#ffffff" draw:opacity="100%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#ffffff" style:writing-mode="lr-tb"/>
    </style:style>
    <style:style style:name="P4" style:family="paragraph" style:parent-style-name="Text_20_body" style:list-style-name="L1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11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3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14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15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16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17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18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19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19" style:family="paragraph" style:parent-style-name="Text_20_body" style:list-style-name="L5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0" style:family="paragraph" style:parent-style-name="Text_20_body" style:list-style-name="L9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1" style:family="paragraph" style:parent-style-name="Text_20_body" style:list-style-name="L10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2" style:family="paragraph" style:parent-style-name="Text_20_body" style:list-style-name="L12">
      <loext:graphic-properties draw:fill="none" draw:fill-color="#ffffff"/>
      <style:paragraph-properties fo:margin-left="0.635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3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ff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normal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10b21c6-7fff-63e2-05c4-32234ee96314"/>SISTEMA DE CONTROL DE ASISTENCIA DE EMPLEADOS</text:p>
      <text:list xml:id="list511511239" text:style-name="L1">
        <text:list-item>
          <text:p text:style-name="P4">¿Cómo se llama la empresa?</text:p>
        </text:list-item>
      </text:list>
      <text:p text:style-name="P3"><text:span text:style-name="T1"><text:s/></text:span><text:span text:style-name="T2">Empresa de manufactura Diego.</text:span></text:p>
      <text:list xml:id="list3521421151" text:style-name="L2">
        <text:list-item>
          <text:p text:style-name="P5">¿Cuál es su misión y visión?</text:p>
        </text:list-item>
      </text:list>
      <text:p text:style-name="P23">Ofrecer productos de calidad y extrema calidad a nivel nacional e internacional.</text:p>
      <text:list xml:id="list1980969973" text:style-name="L3">
        <text:list-item>
          <text:p text:style-name="P18"><text:span text:style-name="T3">¿A qué se dedica la empresa?</text:span></text:p>
        </text:list-item>
      </text:list>
      <text:p text:style-name="P23">empresa de facturas de productos diversos</text:p>
      <text:list xml:id="list369831347" text:style-name="L4">
        <text:list-item>
          <text:p text:style-name="P6">¿Cuál es el giro de la empresa? (Que venden, etc.)</text:p>
        </text:list-item>
      </text:list>
      <text:p text:style-name="P23">Empresa de manufactura de productos diversos</text:p>
      <text:list xml:id="list853349371" text:style-name="L5">
        <text:list-item>
          <text:p text:style-name="P19"><text:span text:style-name="T3">¿A qué horas abren la empresa? </text:span><text:span text:style-name="T4">abren a las 8:00 AM. </text:span><text:span text:style-name="T3">¿A qué horas la cierran? </text:span><text:span text:style-name="T4">cierran a las 5:00 PM.</text:span></text:p>
        </text:list-item>
      </text:list>
      <text:p text:style-name="P25"/>
      <text:list xml:id="list3259105346" text:style-name="L6">
        <text:list-item>
          <text:p text:style-name="P7">¿El número de empleados?</text:p>
        </text:list-item>
      </text:list>
      <text:p text:style-name="P23">30 empleados</text:p>
      <text:p text:style-name="P2"><text:span text:style-name="T1"/></text:p>
      <text:list xml:id="list1257272067" text:style-name="L7">
        <text:list-item>
          <text:p text:style-name="P8">¿Qué áreas maneja la empresa?</text:p>
        </text:list-item>
      </text:list>
      <text:p text:style-name="P23">Manufactura, Ventas, Contabilidad y Gerencia</text:p>
      <text:p text:style-name="P2"><text:span text:style-name="T1"><text:s/></text:span></text:p>
      <text:list xml:id="list2701194344" text:style-name="L8">
        <text:list-item>
          <text:p text:style-name="P9">¿Cuál es el mecanismo del control de asistencia actual? (Si es por firma o que sistema de control se implementa)</text:p>
        </text:list-item>
      </text:list>
      <text:p text:style-name="P23">Sistema de control por firma.</text:p>
      <text:p text:style-name="P2"><text:span text:style-name="T1"/></text:p>
      <text:list xml:id="list1106209182" text:style-name="L9">
        <text:list-item>
          <text:p text:style-name="P20"><text:span text:style-name="T3">Si nos dice que el control es manual: ¿de qué manera almacenan la información del personal?</text:span></text:p>
        </text:list-item>
      </text:list>
      <text:p text:style-name="P23">Información almacenada en archivos.</text:p>
      <text:p text:style-name="P2"><text:span text:style-name="T1"/></text:p>
      <text:list xml:id="list3125861362" text:style-name="L10">
        <text:list-item>
          <text:p text:style-name="P21"><text:span text:style-name="T3">¿Tienen computadoras?</text:span></text:p>
        </text:list-item>
      </text:list>
      <text:p text:style-name="P23">En total 3, de las cuales 2 se encuentran en gerencia y 1 en el área de ventas.</text:p>
      <text:p text:style-name="P2"><text:span text:style-name="T1"/></text:p>
      <text:list xml:id="list1849997947" text:style-name="L11">
        <text:list-item>
          <text:p text:style-name="P10">¿Tienen internet?</text:p>
        </text:list-item>
      </text:list>
      <text:p text:style-name="P23">Solo en el área de gerencia</text:p>
      <text:p text:style-name="P2"><text:span text:style-name="T1"><text:s/></text:span></text:p>
      <text:list xml:id="list3628581009" text:style-name="L12">
        <text:list-item>
          <text:p text:style-name="P22"><text:span text:style-name="T3">¿Las computadoras están conectadas entre sí?</text:span></text:p>
        </text:list-item>
      </text:list>
      <text:p text:style-name="P3"><text:span text:style-name="T1"/></text:p>
      <text:list xml:id="list2243970510" text:style-name="L13">
        <text:list-item>
          <text:p text:style-name="P11">¿Hay algún encargado que lleve la asistencia?</text:p>
        </text:list-item>
      </text:list>
      <text:p text:style-name="P23"><text:soft-page-break/>Si, una muchacha pero pasa ocupada por lo que no pasa pendiente de la asistencia.</text:p>
      <text:p text:style-name="P2"><text:span text:style-name="T1"/></text:p>
      <text:list xml:id="list1990984677" text:style-name="L14">
        <text:list-item>
          <text:p text:style-name="P12">¿Tienen horarios fijos o rotativos los trabajadores?</text:p>
        </text:list-item>
      </text:list>
      <text:p text:style-name="P23">Horarios fijos.</text:p>
      <text:p text:style-name="P2"><text:span text:style-name="T1"><text:s/></text:span></text:p>
      <text:list xml:id="list2717986072" text:style-name="L15">
        <text:list-item>
          <text:p text:style-name="P13">¿Tienen un reglamento de entrada y salida de los distintos tipos de trabajadores a la empresa? (Aquí se establecen los horarios, si salen a comer, etc.)</text:p>
        </text:list-item>
      </text:list>
      <text:p text:style-name="P23">Solo entren 10 minutos antes y que se fueran después de las 5 con tal de que no tengan clientes.</text:p>
      <text:p text:style-name="P2"><text:span text:style-name="T1"><text:s/></text:span></text:p>
      <text:list xml:id="list3291379467" text:style-name="L16">
        <text:list-item>
          <text:p text:style-name="P14">¿Tienen política de descuento o sanciones por llegadas tardías, inasistencia u otras faltas?</text:p>
        </text:list-item>
      </text:list>
      <text:p text:style-name="P23">3 fallas se le hace 5% de descuento</text:p>
      <text:p text:style-name="P2"><text:span text:style-name="T1"><text:s/></text:span></text:p>
      <text:list xml:id="list3179228345" text:style-name="L17">
        <text:list-item>
          <text:p text:style-name="P15">¿Han intentado implementar otro sistema de control de asistencia anteriormente? Si dice si: ¿Lo usan o lo han usado? Si dice no: ¿Cuál fue el motivo de no implementarlo?</text:p>
        </text:list-item>
      </text:list>
      <text:p text:style-name="P23">No se ha implementado se nos ha encomendado para realizar ese procedimiento por primera vez.</text:p>
      <text:p text:style-name="P2"><text:span text:style-name="T1"><text:s/></text:span></text:p>
      <text:list xml:id="list3769896349" text:style-name="L18">
        <text:list-item>
          <text:p text:style-name="P16">¿Cuál considera que es el objetivo principal con la implementación de un nuevo sistema?</text:p>
        </text:list-item>
      </text:list>
      <text:p text:style-name="P23">Llevar un mejor control de la asistencia de los empleados ya que la manera en que se implementa actualmente es deficiente y le ocasiona problemas de control con los empleados, para buscarlos datos de los empleados se tiene que buscar en archivos lo que lo vuelve un proceso engorroso y se pierde tiempo el objetivo es utilizar un sistema que solucione esos procedimientos.</text:p>
      <text:p text:style-name="P2"><text:span text:style-name="T1"><text:s/></text:span></text:p>
      <text:list xml:id="list589981471" text:style-name="L19">
        <text:list-item>
          <text:p text:style-name="P17">¿Alguna aclaración o sugerencias para el proyecto?</text:p>
        </text:list-item>
      </text:list>
      <text:p text:style-name="P24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2:40:07.614697044</meta:creation-date>
    <dc:date>2021-05-06T12:44:23.022302609</dc:date>
    <meta:editing-duration>PT4M17S</meta:editing-duration>
    <meta:editing-cycles>1</meta:editing-cycles>
    <meta:document-statistic meta:table-count="0" meta:image-count="0" meta:object-count="0" meta:page-count="2" meta:paragraph-count="44" meta:word-count="423" meta:character-count="2429" meta:non-whitespace-character-count="2052"/>
    <meta:generator>LibreOffice/6.4.7.2$Linux_X86_64 LibreOffice_project/40$Build-2</meta:generator>
  </office:meta>
</office:document-meta>
</file>